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monospace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do apt install docker.io</text:span><text:line-break/><text:span text:style-name="T1">sudo docker pull ubuntu:bionic</text:span><text:line-break/><text:span text:style-name="T1">sudo docker images</text:span><text:line-break/><text:span text:style-name="T1">sudo docker run</text:span> <text:span text:style-name="T1">-idt --name os-project -p 8080:80 ubuntu:bionic /bin/bash</text:span><text:line-break/><text:span text:style-name="T1">sudo docker container ls -a</text:span><text:line-break/><text:span text:style-name="T1">sudo docker exec it os-project bash</text:span><text:line-break/><text:span text:style-name="T1">apt update &amp;&amp; apt upgrade</text:span><text:line-break/><text:span text:style-name="T1">apt install sudo</text:span><text:line-break/><text:span text:style-name="T1">sudo apt-get install iputils-ping</text:span><text:line-break/><text:span text:style-name="T1">sudo apt-get install net-tools</text:span><text:line-break/><text:span text:style-name="T1">sudo docker cp /home/downloads/xampp-linux-x64-7.1.32-0-installer.run os-</text:span><text:line-break/><text:span text:style-name="T1">project:/opt/</text:span><text:line-break/><text:span text:style-name="T1">chmod +x xampp-linux-x64-7.1.32-0-installer.run</text:span><text:line-break/><text:span text:style-name="T1">./xampp-linux-x64-7.1.32-0-installer.run</text:span><text:line-break/><text:span text:style-name="T1">cd lampp/</text:span><text:line-break/><text:span text:style-name="T1">./lampp</text:span><text:line-break/><text:span text:style-name="T1">./lampp</text:span> <text:span text:style-name="T1">status</text:span><text:line-break/><text:span text:style-name="T1">ifconfig</text:span><text:line-break/><text:span text:style-name="T1">sudo apt install nano</text:span><text:line-break/><text:span text:style-name="T1">nano httpd-xampp.conf (This file is available in /opt/lampp/etc/extra) which has</text:span><text:line-break/><text:span text:style-name="T1">to be corrected</text:span> <text:span text:style-name="T1">with three lines as in the link</text:span><text:line-break/><text:span text:style-name="T1">Order allow,deny</text:span><text:line-break/><text:span text:style-name="T1">Require</text:span> <text:span text:style-name="T1">all granted</text:span><text:line-break/><text:span text:style-name="T1">Allow from all)</text:span><text:line-break/><text:span text:style-name="T1">./lampp</text:span> <text:span text:style-name="T1">reloadapache</text:span><text:line-break/><text:span text:style-name="T1">./lampp</text:span> <text:span text:style-name="T1">reloadmysql</text:span><text:line-break/><text:span text:style-name="T1">sudo docker cp /home/downloads/FarmEasy os-project:/opt/lampp/htdocs/FarmEasy</text:span><text:line-break/><text:span text:style-name="T1">sudo docker commit 21804891926d os-project-fin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5:57:32.671440933</meta:creation-date>
    <dc:date>2022-12-16T15:59:33.015540262</dc:date>
    <meta:editing-duration>PT2M</meta:editing-duration>
    <meta:editing-cycles>1</meta:editing-cycles>
    <meta:document-statistic meta:table-count="0" meta:image-count="0" meta:object-count="0" meta:page-count="1" meta:paragraph-count="1" meta:word-count="111" meta:character-count="913" meta:non-whitespace-character-count="804"/>
    <meta:generator>LibreOffice/6.4.7.2$Linux_X86_64 LibreOffice_project/40$Build-2</meta:generator>
  </office:meta>
</office:document-meta>
</file>